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3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OD first + YT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office:value-type="string" calcext:value-type="string">
            <text:p>security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office:value-type="string" calcext:value-type="string">
            <text:p>security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6"/>
        </table:table-row>
        <table:table-row table:style-name="ro1" table:number-rows-repeated="104851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17:11:49.882000000</dc:date>
    <meta:editing-duration>PT17H3M6S</meta:editing-duration>
    <meta:editing-cycles>29</meta:editing-cycles>
    <meta:generator>LibreOffice/7.4.2.3$Windows_X86_64 LibreOffice_project/382eef1f22670f7f4118c8c2dd222ec7ad009daf</meta:generator>
    <meta:document-statistic meta:table-count="1" meta:cell-count="475" meta:object-count="0"/>
  </office:meta>
</office:document-meta>
</file>